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7.396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7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0cm"/>
    </style:style>
    <style:style style:name="gr9" style:family="graphic" style:parent-style-name="standard">
      <style:graphic-properties draw:stroke="none" svg:stroke-color="#000000" draw:fill="none" draw:fill-color="#ffffff" fo:min-height="1.009cm"/>
    </style:style>
    <style:style style:name="gr10" style:family="graphic" style:parent-style-name="standard">
      <style:graphic-properties draw:stroke="none" svg:stroke-color="#000000" draw:fill="none" draw:fill-color="#ffffff" fo:min-height="0.317cm"/>
    </style:style>
    <style:style style:name="gr11" style:family="graphic" style:parent-style-name="standard">
      <style:graphic-properties draw:stroke="none" svg:stroke-color="#000000" draw:fill="none" draw:fill-color="#ffffff" fo:min-height="0.84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cm" svg:height="1.5cm" svg:x="16.5cm" svg:y="1.5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" draw:id="id1" draw:layer="layout" svg:width="4cm" svg:height="1.5cm" svg:x="3.5cm" svg:y="1.5cm">
          <text:p text:style-name="P1"><text:span text:style-name="T1">Imap conector</text:span><text:span text:style-name="T1"><text:line-break/></text:span><text:span text:style-name="T1">dae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5cm" svg:height="0.5cm" svg:x="1.5cm" svg:y="6.5cm">
          <text:p text:style-name="P1"><text:span text:style-name="T1">Worker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5cm" svg:height="0.5cm" svg:x="5.5cm" svg:y="6.5cm">
          <text:p text:style-name="P1"><text:span text:style-name="T1">Worker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.5cm" svg:height="0.5cm" svg:x="15.5cm" svg:y="6.5cm">
          <text:p text:style-name="P1"><text:span text:style-name="T1">Worke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5cm" svg:y1="3cm" svg:x2="2.75cm" svg:y2="6.5cm" draw:start-shape="id1" draw:end-shape="id2" draw:end-glue-point="0" svg:d="m5500 3000v1751h-2750v1749">
          <text:p/>
        </draw:connector>
        <draw:connector draw:style-name="gr2" draw:text-style-name="P2" draw:layer="layout" svg:x1="5.5cm" svg:y1="3cm" svg:x2="6.75cm" svg:y2="6.5cm" draw:start-shape="id1" draw:start-glue-point="2" draw:end-shape="id3" svg:d="m5500 3000v1751h1250v1749">
          <text:p/>
        </draw:connector>
        <draw:connector draw:style-name="gr2" draw:text-style-name="P2" draw:layer="layout" svg:x1="5.5cm" svg:y1="3cm" svg:x2="16.75cm" svg:y2="6.5cm" draw:start-shape="id1" draw:start-glue-point="2" draw:end-shape="id4" draw:end-glue-point="0" svg:d="m5500 3000v1751h11250v1749">
          <text:p/>
        </draw:connector>
        <draw:frame draw:style-name="gr3" draw:text-style-name="P3" draw:layer="layout" svg:width="3.5cm" svg:height="1.199cm" svg:x="5.5cm" svg:y="3.801cm">
          <draw:text-box>
            <text:p text:style-name="P3"><text:span text:style-name="T2">Subconjunto de </text:span></text:p>
            <text:p text:style-name="P3"><text:span text:style-name="T2">cuentas</text:span></text:p>
          </draw:text-box>
        </draw:frame>
        <draw:custom-shape draw:style-name="gr1" draw:text-style-name="P1" xml:id="id5" draw:id="id5" draw:layer="layout" svg:width="2.5cm" svg:height="1cm" svg:x="2cm" svg:y="11.5cm">
          <text:p text:style-name="P1"><text:span text:style-name="T1">Conector</text:span></text:p>
          <text:p text:style-name="P1"><text:span text:style-name="T1">I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5cm" svg:height="1cm" svg:x="7cm" svg:y="11.5cm">
          <text:p text:style-name="P1"><text:span text:style-name="T1">Conector</text:span></text:p>
          <text:p text:style-name="P1"><text:span text:style-name="T1">I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5cm" svg:height="1cm" svg:x="15.5cm" svg:y="11.5cm">
          <text:p text:style-name="P1"><text:span text:style-name="T1">Conector</text:span></text:p>
          <text:p text:style-name="P1"><text:span text:style-name="T1">Ima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75cm" svg:y1="7cm" svg:x2="3.25cm" svg:y2="11.5cm" draw:start-shape="id2" draw:start-glue-point="2" draw:end-shape="id5" draw:end-glue-point="0" svg:d="m2750 7000v2251h500v2249">
          <text:p/>
        </draw:connector>
        <draw:connector draw:style-name="gr2" draw:text-style-name="P2" draw:layer="layout" svg:x1="6.75cm" svg:y1="7cm" svg:x2="8.25cm" svg:y2="11.5cm" draw:start-shape="id3" draw:start-glue-point="2" draw:end-shape="id6" svg:d="m6750 7000v2251h1500v2249">
          <text:p/>
        </draw:connector>
        <draw:connector draw:style-name="gr2" draw:text-style-name="P2" draw:layer="layout" svg:x1="16.75cm" svg:y1="7cm" svg:x2="16.75cm" svg:y2="11.5cm" draw:start-shape="id4" draw:start-glue-point="2" draw:end-shape="id7" draw:end-glue-point="0" svg:d="m16750 7000v4500">
          <text:p/>
        </draw:connector>
        <draw:connector draw:style-name="gr5" draw:text-style-name="P2" draw:layer="layout" svg:x1="7.5cm" svg:y1="2.25cm" svg:x2="16.5cm" svg:y2="2.25cm" draw:start-shape="id1" draw:end-shape="id8" svg:d="m7500 2250h9000">
          <text:p/>
        </draw:connector>
        <draw:frame draw:style-name="gr6" draw:text-style-name="P3" draw:layer="layout" svg:width="5cm" svg:height="1.433cm" svg:x="8.5cm" svg:y="2.567cm">
          <draw:text-box>
            <text:p text:style-name="P3"><text:span text:style-name="T2">Datos de conexion </text:span></text:p>
            <text:p text:style-name="P3"><text:span text:style-name="T2">+ accion para cada</text:span></text:p>
            <text:p text:style-name="P3"><text:span text:style-name="T2">Cuenta imap</text:span></text:p>
          </draw:text-box>
        </draw:frame>
        <draw:frame draw:style-name="gr7" draw:text-style-name="P3" draw:layer="layout" svg:width="3.5cm" svg:height="1.199cm" svg:x="14.5cm" svg:y="3.801cm">
          <draw:text-box>
            <text:p text:style-name="P3"><text:span text:style-name="T2">Subconjunto de cuentas</text:span></text:p>
          </draw:text-box>
        </draw:frame>
        <draw:frame draw:style-name="gr3" draw:text-style-name="P3" draw:layer="layout" svg:width="3.5cm" svg:height="1.199cm" svg:x="2cm" svg:y="3.801cm">
          <draw:text-box>
            <text:p text:style-name="P3"><text:span text:style-name="T2">Subconjunto de cuentas</text:span></text:p>
          </draw:text-box>
        </draw:frame>
        <draw:custom-shape draw:style-name="gr1" draw:text-style-name="P1" xml:id="id9" draw:id="id9" draw:layer="layout" svg:width="2cm" svg:height="1.5cm" svg:x="4.5cm" svg:y="9cm">
          <text:p text:style-name="P2"><text:span text:style-name="T1">servidor</text:span></text:p>
          <text:p text:style-name="P2"><text:span text:style-name="T1">imap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0" draw:id="id10" draw:layer="layout" svg:width="2cm" svg:height="1.5cm" svg:x="10cm" svg:y="9cm">
          <text:p text:style-name="P2"><text:span text:style-name="T1">servidor </text:span></text:p>
          <text:p text:style-name="P2"><text:span text:style-name="T1">imap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1" draw:id="id11" draw:layer="layout" svg:width="2cm" svg:height="1.5cm" svg:x="13cm" svg:y="9cm">
          <text:p text:style-name="P2"><text:span text:style-name="T1">servidor</text:span></text:p>
          <text:p text:style-name="P2"><text:span text:style-name="T1">imap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1.67cm" svg:height="1.827cm" svg:x="1.33cm" svg:y="9.5cm">
          <draw:text-box>
            <text:p text:style-name="P3"><text:span text:style-name="T2">datos </text:span></text:p>
            <text:p text:style-name="P3"><text:span text:style-name="T2">de una </text:span></text:p>
            <text:p text:style-name="P3"><text:span text:style-name="T2">cuenta </text:span></text:p>
            <text:p text:style-name="P3"><text:span text:style-name="T2">imap</text:span></text:p>
          </draw:text-box>
        </draw:frame>
        <draw:connector draw:style-name="gr2" draw:text-style-name="P2" draw:layer="layout" svg:x1="5.5cm" svg:y1="10.5cm" svg:x2="4.5cm" svg:y2="12cm" draw:start-shape="id9" draw:start-glue-point="7" draw:end-shape="id5" draw:end-glue-point="1" svg:d="m5500 10500v1500h-1000">
          <text:p/>
        </draw:connector>
        <draw:connector draw:style-name="gr2" draw:text-style-name="P2" draw:layer="layout" svg:x1="11cm" svg:y1="10.5cm" svg:x2="9.5cm" svg:y2="12cm" draw:start-shape="id10" draw:start-glue-point="7" draw:end-shape="id6" svg:d="m11000 10500v1500h-1500">
          <text:p/>
        </draw:connector>
        <draw:connector draw:style-name="gr2" draw:text-style-name="P2" draw:layer="layout" svg:x1="14cm" svg:y1="10.5cm" svg:x2="15.5cm" svg:y2="12cm" draw:start-shape="id11" draw:start-glue-point="7" draw:end-shape="id7" draw:end-glue-point="3" svg:d="m14000 10500v1500h1500">
          <text:p/>
        </draw:connector>
        <draw:frame draw:style-name="gr9" draw:text-style-name="P3" draw:layer="layout" svg:width="2cm" svg:height="1.433cm" svg:x="5.5cm" svg:y="11.567cm">
          <draw:text-box>
            <text:p text:style-name="P3"><text:span text:style-name="T2">correo sgun el criterio</text:span></text:p>
          </draw:text-box>
        </draw:frame>
        <draw:custom-shape draw:style-name="gr1" draw:text-style-name="P1" xml:id="id12" draw:id="id12" draw:layer="layout" svg:width="4.5cm" svg:height="1.5cm" svg:x="6.5cm" svg:y="17.5cm">
          <text:p text:style-name="P1"><text:span text:style-name="T1">exim local</text:span></text:p>
          <text:p text:style-name="P1"><text:span text:style-name="T1">(cola de entrega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3.25cm" svg:y1="12.5cm" svg:x2="6.5cm" svg:y2="18.25cm" draw:start-shape="id5" draw:start-glue-point="2" draw:end-shape="id12" draw:end-glue-point="5" svg:d="m3250 12500v5750h3250">
          <text:p/>
        </draw:connector>
        <draw:connector draw:style-name="gr2" draw:text-style-name="P2" draw:layer="layout" svg:x1="8.25cm" svg:y1="12.5cm" svg:x2="8.75cm" svg:y2="17.5cm" draw:start-shape="id6" draw:start-glue-point="2" draw:end-shape="id12" draw:end-glue-point="4" svg:d="m8250 12500v2523h500v2477">
          <text:p/>
        </draw:connector>
        <draw:connector draw:style-name="gr2" draw:text-style-name="P2" draw:layer="layout" svg:x1="16.75cm" svg:y1="12.5cm" svg:x2="11cm" svg:y2="18.25cm" draw:start-shape="id7" draw:start-glue-point="2" draw:end-shape="id12" draw:end-glue-point="7" svg:d="m16750 12500v5750h-5750">
          <text:p/>
        </draw:connector>
        <draw:frame draw:style-name="gr10" draw:text-style-name="P3" draw:layer="layout" svg:width="2cm" svg:height="0.645cm" svg:x="3.5cm" svg:y="17.5cm">
          <draw:text-box>
            <text:p text:style-name="P3"><text:span text:style-name="T2">correos</text:span></text:p>
          </draw:text-box>
        </draw:frame>
        <draw:custom-shape draw:style-name="gr1" draw:text-style-name="P1" xml:id="id13" draw:id="id13" draw:layer="layout" svg:width="2.5cm" svg:height="1.5cm" svg:x="7.5cm" svg:y="20.5cm">
          <text:p text:style-name="P1"><text:span text:style-name="T1">archiving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svg:x1="8.75cm" svg:y1="19cm" svg:x2="8.75cm" svg:y2="20.5cm" draw:start-shape="id12" draw:start-glue-point="6" draw:end-shape="id13" draw:end-glue-point="5" svg:d="m8750 19000v1500">
          <text:p/>
        </draw:connector>
        <draw:frame draw:style-name="gr10" draw:text-style-name="P3" draw:layer="layout" svg:width="2cm" svg:height="0.645cm" svg:x="9cm" svg:y="19.355cm">
          <draw:text-box>
            <text:p text:style-name="P3"><text:span text:style-name="T2">correos</text:span></text:p>
          </draw:text-box>
        </draw:frame>
        <draw:custom-shape draw:style-name="gr1" draw:text-style-name="P1" xml:id="id14" draw:id="id14" draw:layer="layout" svg:width="2cm" svg:height="1cm" svg:x="12cm" svg:y="14cm">
          <text:p text:style-name="P1"><text:span text:style-name="T1">smtp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3.25cm" svg:y1="12.5cm" svg:x2="12cm" svg:y2="14.5cm" draw:start-shape="id5" draw:start-glue-point="2" draw:end-shape="id14" draw:end-glue-point="5" svg:d="m3250 12500v2000h8750">
          <text:p/>
        </draw:connector>
        <draw:connector draw:style-name="gr2" draw:text-style-name="P2" draw:layer="layout" svg:x1="8.25cm" svg:y1="12.5cm" svg:x2="13cm" svg:y2="14cm" draw:start-shape="id6" draw:start-glue-point="2" draw:end-shape="id14" svg:d="m8250 12500v773h4750v727">
          <text:p/>
        </draw:connector>
        <draw:connector draw:style-name="gr2" draw:text-style-name="P2" draw:layer="layout" svg:x1="16.75cm" svg:y1="12.5cm" svg:x2="14cm" svg:y2="14.5cm" draw:start-shape="id7" draw:start-glue-point="2" draw:end-shape="id14" draw:end-glue-point="7" svg:d="m16750 12500v2000h-2750">
          <text:p/>
        </draw:connector>
        <draw:frame draw:style-name="gr11" draw:text-style-name="P3" draw:layer="layout" svg:width="4.5cm" svg:height="1.25cm" svg:x="3.5cm" svg:y="14.5cm">
          <draw:text-box>
            <text:p text:style-name="P3"><text:span text:style-name="T2">informe de errores</text:span></text:p>
            <text:p text:style-name="P3"><text:span text:style-name="T2">de la sesion imap</text:span></text:p>
          </draw:text-box>
        </draw:frame>
        <draw:custom-shape draw:style-name="gr12" draw:text-style-name="P2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2" draw:text-style-name="P2" draw:layer="layout" svg:width="0.5cm" svg:height="0.5cm" svg:x="11cm" svg:y="6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2" draw:text-style-name="P2" draw:layer="layout" svg:width="0.5cm" svg:height="0.5cm" svg:x="12.5cm" svg:y="6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2" draw:text-style-name="P2" draw:layer="layout" svg:width="0.5cm" svg:height="0.5cm" svg:x="14cm" svg:y="6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frame draw:style-name="gr10" draw:text-style-name="P3" draw:layer="layout" svg:width="2cm" svg:height="0.645cm" svg:x="11.5cm" svg:y="18.5cm">
          <draw:text-box>
            <text:p text:style-name="P3"><text:span text:style-name="T2">correos</text:span></text:p>
          </draw:text-box>
        </draw:frame>
        <draw:frame draw:style-name="gr10" draw:text-style-name="P3" draw:layer="layout" svg:width="2cm" svg:height="0.645cm" svg:x="9cm" svg:y="16.5cm">
          <draw:text-box>
            <text:p text:style-name="P3"><text:span text:style-name="T2">corre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10M1S</meta:editing-duration>
    <meta:editing-cycles>11</meta:editing-cycles>
    <meta:generator>LibreOffice/3.5$Linux_X86_64 LibreOffice_project/350m1$Build-2</meta:generator>
    <dc:date>2014-06-28T17:57:54</dc:date>
    <meta:document-statistic meta:object-count="46"/>
  </office:meta>
</office:document-meta>
</file>